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parent-style-name="Normal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 style:writing-mode="lr-tb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style:style style:name="edu-text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style:writing-mode="lr-tb" fo:padding-top="0.00mm" fo:padding-left="2.00mm" fo:padding-bottom="0.00mm" fo:padding-right="0.00mm"/>
    </style:style>
    <style:style style:name="date" style:parent-style-name="Normal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parent-style-name="Normal" style:family="paragraph">
      <style:paragraph-properties style:snap-to-layout-grid="false" fo:margin-top="0.00mm" fo:margin-bottom="0.00mm" style:line-height-at-least="0.50mm" fo:margin-right="-0.35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parent-style-name="Normal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style:writing-mode="lr-tb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.</text:p>
      <text:h text:style-name="heading-2">Technical Skills</text:h>
      <text:section text:style-name="sect-tech">
        <text:list text:style-name="tech-list" text:continue-numbering="true"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Python</text:p>
          </text:list-item>
          <text:list-item>
            <text:p text:style-name="tech-skill">PowerShell</text:p>
          </text:list-item>
          <text:list-item>
            <text:p text:style-name="tech-skill">FFMPEG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Roblox Lua(u)</text:p>
          </text:list-item>
          <text:list-item>
            <text:p text:style-name="tech-skill">Affinity Photo</text:p>
          </text:list-item>
          <text:list-item>
            <text:p text:style-name="tech-skill">PHP</text:p>
          </text:list-item>
          <text:list-item>
            <text:p text:style-name="tech-skill">FL Studio</text:p>
          </text:list-item>
          <text:list-item>
            <text:p text:style-name="tech-skill">MySQL</text:p>
          </text:list-item>
          <text:list-item>
            <text:p text:style-name="tech-skill">Microsoft Office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BS Studio</text:p>
          </text:list-item>
          <text:list-item>
            <text:p text:style-name="tech-skill">OpenDocument</text:p>
          </text:list-item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p text:style-name="edu-text">Currently finishing BS in Software Engineering under part-time study.</text:p>
            <text:p text:style-name="edu-text">Enrolled at the school of Informatics &amp; Computer Science.</text:p>
            <text:p text:style-name="edu-text">Achieved a 3.80 GPA for all in-person courses (Fall 2021 and later)</text:p>
            <text:p text:style-name="edu-text">Participated at ACM; devised and presented solutions for LeetCode problems.</text:p>
            <text:p text:style-name="edu-text">Started course track for MS in Software Engineering programme at CSUF.</text:p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p text:style-name="edu-text">Majored in Computer Science; graduated with an AA in Liberal Arts.</text:p>
            <text:p text:style-name="edu-text">Earnt a 4.0 GPA for major-related courses.</text:p>
            <text:p text:style-name="edu-text">Re-took courses in data structures; enrolled in STEM Academy.</text:p>
          </table:table-cell>
          <table:table-cell table:style-name="date-cell">
            <text:p text:style-name="date">May 2020</text:p>
          </table:table-cell>
        </table:table-row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 hosted project designed to interop with Vyond's Legacy Video Maker. With a team of community experts, Wrapper became my most significant production-level full-stack web project.</text:p>
            <text:list text:style-name="proj-list" text:continue-numbering="true">
              <text:list-item>
                <text:p text:style-name="proj-desc">Created a modern Node.JS API replicating server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n interface for serv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Played a unique index-based composition of five loops every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  <text:list-item>
                <text:p text:style-name="proj-desc">Streamed live on YouTube using FFmpeg's lavfi filter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</text:p>
            <text:list text:style-name="proj-list" text:continue-numbering="true">
              <text:list-item>
                <text:p text:style-name="proj-desc">Made use of PHP, MySQL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 prospective</text:span>
						</text:p>
            <text:p text:style-name="work-desc">
							 Preparing a cirriculum for basic and intermediate Rōblox development
						</text:p>
            <text:p text:style-name="work-desc">
							 Establishing an audience of students aged approx. 8 through 13.
						</text:p>
            <text:p text:style-name="work-desc">
							 Carefully selecting an adequate pricing scheme according to market value.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 Advertised social events with non-profits, such as Islamic Institute of Orange County and Sabil USA.
						</text:p>
            <text:p text:style-name="work-desc">
							 Designed real-estate marketing materials for Berkshire Hathaway agents.
						</text:p>
            <text:p text:style-name="work-desc">
							 Commissioned to design over 20 event fliers for non-profit organizations.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.</text:span>
						</text:p>
            <text:p text:style-name="work-desc">
							 Assisted in the development of a brain-computer interface with graduate students.
						</text:p>
            <text:p text:style-name="work-desc">
							 Designed user interface for mock-up calibration procedure.
						</text:p>
            <text:p text:style-name="work-desc">
							 Project coordinated by Professor Kiran George, PhD.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 Consulted in provisioning GNU/Linux file servers for office use using Ubuntu and Samba.
						</text:p>
            <text:p text:style-name="work-desc">
							 Assisted in architectural and structural design plans of commercial and industrial sites.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3-11-28 07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projects.txt>2019-12 / 2020-11
GoAnimate Wrapper
https://github.com/GoAnimate-Wrapper/GoAnimate-Wrapper
is a locally hosted project designed to interop with Vyond's Legacy Video Maker. With a team of community experts, Wrapper became my most significant production-level full-stack web project.
- Created a modern Node.JS API replicating server functionalities
- Reverse-engineered Shockwave Flash files and analyzed legacy ActionScript code
- Delivered hundreds of engaging video experiences by May 2021
- Over 21,000 results on a YouTube query for Wrapper and derivative works

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
- Streamlined the Covid dining experience with mobile device ordering
- Developed a cashier system for efficient order tracking
- Built an interface for servers to ensure timely order preparation and delivery

2022-07 / 2023-05
R&#333;blox Script Executor
https://github.com/Windows81/Roblox-Script-Executor-CLI
was a command-line interface facilitating script execution on R&#333;blox.
- Constructed custom syntax for script execution in Luau
- Introduced per-script parameterization for user ease
- Created 142 predefined scripts in a sister repository, many with help pages

2023-08
Tubeup
https://github.com/bibanon/tubeup
is a project I contributed code to enable efficient re-upload of a significant portion of a YouTube channel to the Internet Archive.
- Addressed apparent bugs within a payload of 234 YouTube videos
- Implemented fixes on GitHub to account for deleted assets
- Intuited yt-dlp's Python interface

2022-12
Screwdja-YuJa
https://github.com/Windows81/Screwdja-YuJa
was a severe vulnerability in YuJa's API I identified and reported.
- Sparked effort to a major API patch after ~2 days
- Exposed saved videos and metadata, resolved after notification

2021-05 / 2022-02
Time is Musical
https://github.com/Windows81/Time-Is-Musical
is a musical adaptation of the WWV time station.
- Played a unique index-based composition of five loops every minute
- Produced 42 synth loops using FL Studio 20
- Constructed Python script for stream parameters
- Streamed live on YouTube using FFmpeg's lavfi filter

2018-02 / 2019-09
Webhooky
https://github.com/Windows81/Playing-Webhooky
was a lightweight, database-driven webhook proxy for R&#333;blox games interacting with Discord's webhook API
- Made use of PHP, MySQL, and PHPMyAdmin to process and store request logs
- Empowered over 200 game developers to transfer data to Discord with my service

2021-06 / 2022-05
R&#333;blox Custom Catalogue
https://www.roblox.com/games/7073192492/UGC-Spr
was a prospective Free marketplace licensed under GNU GPL.
- Designed a sleek user interface using R&#333;blox Studio, without third-party libraries
- Enabled potential users to sell hats, accessories, and packages outside the official R&#333;blox store

2020-05
Windows81.github.io
https://windows81.github.io
is a personal website hosted on GitHub Pages.
- Compiled my creative 3D-showcasing work on R&#333;blox
- Incorporated elements of responsive philosophy
- Hand-coded using HTML and CSS, sans third-party frameworks
</file>

<file path=_work.txt>2023-06 / Present
R&#333;blox Tutor @ IIOC Community Center
- prospective
- Preparing a cirriculum for basic and intermediate R&#333;blox development
- Establishing an audience of students aged approx. 8 through 13.
- Carefully selecting an adequate pricing scheme according to market value.

2016-04 &#8725; Present
Contracted Graphic Designer @ Islamic Institute of Orange County
et al.
- Advertised social events with non-profits, such as Islamic Institute of Orange County and Sabil USA.
- Designed real-estate marketing materials for Berkshire Hathaway agents.
- Commissioned to design over 20 event fliers for non-profit organizations.

2017-09 &#8725; 2018-05
Internship @ CSU Fullerton
under the Val Tech Program.
- Assisted in the development of a brain-computer interface with graduate students.
- Designed user interface for mock-up calibration procedure.
- Project coordinated by Professor Kiran George, PhD.

2015-06 / Present
Professional Engineering Course Center
(on call)
- Consulted in provisioning GNU/Linux file servers for office use using Ubuntu and Samba.
- Assisted in architectural and structural design plans of commercial and industrial sites.
</file>